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2e1" officeooo:paragraph-rsid="000de2e1"/>
    </style:style>
    <style:style style:name="P2" style:family="paragraph" style:parent-style-name="Standard">
      <style:text-properties fo:font-weight="bold" officeooo:rsid="00113893" officeooo:paragraph-rsid="00113893"/>
    </style:style>
    <style:style style:name="P3" style:family="paragraph" style:parent-style-name="Standard">
      <style:text-properties fo:font-weight="bold" officeooo:rsid="00288c23" officeooo:paragraph-rsid="00288c23" style:font-weight-asian="bold" style:font-weight-complex="bold"/>
    </style:style>
    <style:style style:name="P4" style:family="paragraph" style:parent-style-name="Standard">
      <style:text-properties fo:font-weight="normal" officeooo:rsid="002e89b6" officeooo:paragraph-rsid="00288c23" style:font-weight-asian="normal" style:font-weight-complex="normal"/>
    </style:style>
    <style:style style:name="P5" style:family="paragraph" style:parent-style-name="Standard">
      <style:text-properties fo:font-weight="normal" officeooo:rsid="00375182" officeooo:paragraph-rsid="0043ab5d" style:font-weight-asian="normal" style:font-weight-complex="normal"/>
    </style:style>
    <style:style style:name="P6" style:family="paragraph" style:parent-style-name="Standard">
      <style:text-properties fo:font-weight="normal" officeooo:rsid="00375182" officeooo:paragraph-rsid="00609404" style:font-weight-asian="normal" style:font-weight-complex="normal"/>
    </style:style>
    <style:style style:name="P7" style:family="paragraph" style:parent-style-name="Standard">
      <style:text-properties fo:font-weight="normal" officeooo:rsid="00375182" officeooo:paragraph-rsid="00722680" style:font-weight-asian="normal" style:font-weight-complex="normal"/>
    </style:style>
    <style:style style:name="P8" style:family="paragraph" style:parent-style-name="Standard">
      <style:text-properties fo:font-weight="normal" officeooo:rsid="00375182" officeooo:paragraph-rsid="00726b8a" style:font-weight-asian="normal" style:font-weight-complex="normal"/>
    </style:style>
    <style:style style:name="P9" style:family="paragraph" style:parent-style-name="Standard">
      <style:text-properties fo:font-weight="normal" officeooo:rsid="003f10c6" officeooo:paragraph-rsid="003f10c6" style:font-weight-asian="normal" style:font-weight-complex="normal"/>
    </style:style>
    <style:style style:name="P10" style:family="paragraph" style:parent-style-name="Standard">
      <style:text-properties officeooo:paragraph-rsid="0068ed61"/>
    </style:style>
    <style:style style:name="P11" style:family="paragraph" style:parent-style-name="Standard">
      <style:text-properties fo:font-weight="bold" officeooo:rsid="00722680" officeooo:paragraph-rsid="00722680" style:font-weight-asian="bold" style:font-weight-complex="bold"/>
    </style:style>
    <style:style style:name="P12" style:family="paragraph" style:parent-style-name="Standard">
      <style:text-properties fo:font-weight="bold" officeooo:rsid="00722680" officeooo:paragraph-rsid="007d99ae" style:font-weight-asian="bold" style:font-weight-complex="bold"/>
    </style:style>
    <style:style style:name="P13" style:family="paragraph" style:parent-style-name="Standard">
      <style:text-properties fo:font-weight="bold" officeooo:rsid="00722680" officeooo:paragraph-rsid="0080c280" style:font-weight-asian="bold" style:font-weight-complex="bold"/>
    </style:style>
    <style:style style:name="P14" style:family="paragraph" style:parent-style-name="Standard">
      <style:text-properties fo:font-weight="bold" officeooo:rsid="00722680" officeooo:paragraph-rsid="00e42e7d" style:font-weight-asian="bold" style:font-weight-complex="bold"/>
    </style:style>
    <style:style style:name="P15" style:family="paragraph" style:parent-style-name="Standard">
      <style:text-properties fo:font-weight="bold" officeooo:rsid="00814ac4" officeooo:paragraph-rsid="00814ac4" style:font-weight-asian="bold" style:font-weight-complex="bold"/>
    </style:style>
    <style:style style:name="P16" style:family="paragraph" style:parent-style-name="Standard">
      <style:text-properties fo:font-weight="normal" officeooo:rsid="00375182" officeooo:paragraph-rsid="0084ad1f" style:font-weight-asian="normal" style:font-weight-complex="normal"/>
    </style:style>
    <style:style style:name="P17" style:family="paragraph" style:parent-style-name="Standard">
      <style:text-properties fo:font-weight="normal" officeooo:rsid="0084ad1f" officeooo:paragraph-rsid="008791ae" style:font-weight-asian="normal" style:font-weight-complex="normal"/>
    </style:style>
    <style:style style:name="P18" style:family="paragraph" style:parent-style-name="Standard">
      <style:text-properties fo:font-weight="normal" officeooo:rsid="0084ad1f" officeooo:paragraph-rsid="00b0cd9f" style:font-weight-asian="normal" style:font-weight-complex="normal"/>
    </style:style>
    <style:style style:name="P19" style:family="paragraph" style:parent-style-name="Standard">
      <style:text-properties fo:font-weight="normal" officeooo:rsid="008c939a" officeooo:paragraph-rsid="009d0e87" style:font-weight-asian="normal" style:font-weight-complex="normal"/>
    </style:style>
    <style:style style:name="P20" style:family="paragraph" style:parent-style-name="Standard">
      <style:text-properties fo:font-weight="normal" officeooo:rsid="009d0e87" officeooo:paragraph-rsid="009d0e87" style:font-weight-asian="normal" style:font-weight-complex="normal"/>
    </style:style>
    <style:style style:name="P21" style:family="paragraph" style:parent-style-name="Standard">
      <style:text-properties fo:font-weight="normal" officeooo:rsid="009d0e87" officeooo:paragraph-rsid="00bee124" style:font-weight-asian="normal" style:font-weight-complex="normal"/>
    </style:style>
    <style:style style:name="P22" style:family="paragraph" style:parent-style-name="Standard">
      <style:text-properties fo:font-weight="normal" officeooo:rsid="00a9f137" officeooo:paragraph-rsid="00b0cd9f" style:font-weight-asian="normal" style:font-weight-complex="normal"/>
    </style:style>
    <style:style style:name="P23" style:family="paragraph" style:parent-style-name="Standard">
      <style:text-properties fo:font-weight="normal" officeooo:rsid="00a9f137" officeooo:paragraph-rsid="00b30281" style:font-weight-asian="normal" style:font-weight-complex="normal"/>
    </style:style>
    <style:style style:name="P24" style:family="paragraph" style:parent-style-name="Standard">
      <style:text-properties fo:font-weight="normal" officeooo:rsid="00d8dc1d" officeooo:paragraph-rsid="00b0cd9f" style:font-weight-asian="normal" style:font-weight-complex="normal"/>
    </style:style>
    <style:style style:name="P25" style:family="paragraph" style:parent-style-name="Standard">
      <style:text-properties fo:font-weight="normal" officeooo:rsid="00d8dc1d" officeooo:paragraph-rsid="00d8dc1d" style:font-weight-asian="normal" style:font-weight-complex="normal"/>
    </style:style>
    <style:style style:name="P26" style:family="paragraph" style:parent-style-name="Standard">
      <style:text-properties fo:font-weight="normal" officeooo:rsid="00e4ff9b" officeooo:paragraph-rsid="00e4ff9b"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0e79b3" style:font-size-asian="16pt" style:font-size-complex="16pt"/>
    </style:style>
    <style:style style:name="T3" style:family="text">
      <style:text-properties fo:font-size="16pt" officeooo:rsid="000ec7b3" style:font-size-asian="16pt" style:font-size-complex="16pt"/>
    </style:style>
    <style:style style:name="T4" style:family="text">
      <style:text-properties fo:font-size="16pt" officeooo:rsid="00258fc5"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389379" style:font-weight-asian="bold" style:font-weight-complex="bold"/>
    </style:style>
    <style:style style:name="T7" style:family="text">
      <style:text-properties fo:font-weight="bold" officeooo:rsid="003d2d03" style:font-weight-asian="bold" style:font-weight-complex="bold"/>
    </style:style>
    <style:style style:name="T8" style:family="text">
      <style:text-properties fo:font-weight="bold" officeooo:rsid="0041bf91" style:font-weight-asian="bold" style:font-weight-complex="bold"/>
    </style:style>
    <style:style style:name="T9" style:family="text">
      <style:text-properties fo:font-weight="bold" officeooo:rsid="006b3299" style:font-weight-asian="bold" style:font-weight-complex="bold"/>
    </style:style>
    <style:style style:name="T10" style:family="text">
      <style:text-properties fo:font-weight="bold" officeooo:rsid="0068ed61" style:font-weight-asian="bold" style:font-weight-complex="bold"/>
    </style:style>
    <style:style style:name="T11" style:family="text">
      <style:text-properties fo:font-weight="bold" officeooo:rsid="006c734d" style:font-weight-asian="bold" style:font-weight-complex="bold"/>
    </style:style>
    <style:style style:name="T12" style:family="text">
      <style:text-properties fo:font-weight="bold" officeooo:rsid="008e4e1e" style:font-weight-asian="bold" style:font-weight-complex="bold"/>
    </style:style>
    <style:style style:name="T13" style:family="text">
      <style:text-properties fo:font-weight="bold" officeooo:rsid="009fb9b9" style:font-weight-asian="bold" style:font-weight-complex="bold"/>
    </style:style>
    <style:style style:name="T14" style:family="text">
      <style:text-properties fo:font-weight="bold" officeooo:rsid="00e5e6ad" style:font-weight-asian="bold" style:font-weight-complex="bold"/>
    </style:style>
    <style:style style:name="T15" style:family="text">
      <style:text-properties fo:font-weight="normal" officeooo:rsid="0068ed61" style:font-weight-asian="normal" style:font-weight-complex="normal"/>
    </style:style>
    <style:style style:name="T16" style:family="text">
      <style:text-properties fo:font-weight="normal" officeooo:rsid="0069c186" style:font-weight-asian="normal" style:font-weight-complex="normal"/>
    </style:style>
    <style:style style:name="T17" style:family="text">
      <style:text-properties fo:font-weight="normal" officeooo:rsid="006b3299" style:font-weight-asian="normal" style:font-weight-complex="normal"/>
    </style:style>
    <style:style style:name="T18" style:family="text">
      <style:text-properties fo:font-weight="normal" officeooo:rsid="006c734d" style:font-weight-asian="normal" style:font-weight-complex="normal"/>
    </style:style>
    <style:style style:name="T19" style:family="text">
      <style:text-properties fo:font-weight="normal" officeooo:rsid="006c76ee" style:font-weight-asian="normal" style:font-weight-complex="normal"/>
    </style:style>
    <style:style style:name="T20" style:family="text">
      <style:text-properties fo:font-weight="normal" officeooo:rsid="006c8b94" style:font-weight-asian="normal" style:font-weight-complex="normal"/>
    </style:style>
    <style:style style:name="T21" style:family="text">
      <style:text-properties fo:font-weight="normal" officeooo:rsid="0075a750" style:font-weight-asian="normal" style:font-weight-complex="normal"/>
    </style:style>
    <style:style style:name="T22" style:family="text">
      <style:text-properties fo:font-weight="normal" officeooo:rsid="00773567" style:font-weight-asian="normal" style:font-weight-complex="normal"/>
    </style:style>
    <style:style style:name="T23" style:family="text">
      <style:text-properties fo:font-weight="normal" officeooo:rsid="00778d53" style:font-weight-asian="normal" style:font-weight-complex="normal"/>
    </style:style>
    <style:style style:name="T24" style:family="text">
      <style:text-properties fo:font-weight="normal" officeooo:rsid="007948fe" style:font-weight-asian="normal" style:font-weight-complex="normal"/>
    </style:style>
    <style:style style:name="T25" style:family="text">
      <style:text-properties fo:font-weight="normal" officeooo:rsid="007adca7" style:font-weight-asian="normal" style:font-weight-complex="normal"/>
    </style:style>
    <style:style style:name="T26" style:family="text">
      <style:text-properties officeooo:rsid="00389379"/>
    </style:style>
    <style:style style:name="T27" style:family="text">
      <style:text-properties officeooo:rsid="0041bf91"/>
    </style:style>
    <style:style style:name="T28" style:family="text">
      <style:text-properties officeooo:rsid="00609404"/>
    </style:style>
    <style:style style:name="T29" style:family="text">
      <style:text-properties officeooo:rsid="0069c186"/>
    </style:style>
    <style:style style:name="T30" style:family="text">
      <style:text-properties officeooo:rsid="00726b8a"/>
    </style:style>
    <style:style style:name="T31" style:family="text">
      <style:text-properties officeooo:rsid="007d7787"/>
    </style:style>
    <style:style style:name="T32" style:family="text">
      <style:text-properties officeooo:rsid="0082f7f6"/>
    </style:style>
    <style:style style:name="T33" style:family="text">
      <style:text-properties officeooo:rsid="008791ae"/>
    </style:style>
    <style:style style:name="T34" style:family="text">
      <style:text-properties officeooo:rsid="008e4e1e"/>
    </style:style>
    <style:style style:name="T35" style:family="text">
      <style:text-properties officeooo:rsid="009f6051"/>
    </style:style>
    <style:style style:name="T36" style:family="text">
      <style:text-properties officeooo:rsid="009fb9b9"/>
    </style:style>
    <style:style style:name="T37" style:family="text">
      <style:text-properties officeooo:rsid="00ac83e9"/>
    </style:style>
    <style:style style:name="T38" style:family="text">
      <style:text-properties officeooo:rsid="00b0cc5c"/>
    </style:style>
    <style:style style:name="T39" style:family="text">
      <style:text-properties officeooo:rsid="00b0cd9f"/>
    </style:style>
    <style:style style:name="T40" style:family="text">
      <style:text-properties officeooo:rsid="00b72c35"/>
    </style:style>
    <style:style style:name="T41" style:family="text">
      <style:text-properties officeooo:rsid="00baad6a"/>
    </style:style>
    <style:style style:name="T42" style:family="text">
      <style:text-properties officeooo:rsid="00c80f16"/>
    </style:style>
    <style:style style:name="T43" style:family="text">
      <style:text-properties officeooo:rsid="00cd9fbb"/>
    </style:style>
    <style:style style:name="T44" style:family="text">
      <style:text-properties officeooo:rsid="00d9ab40"/>
    </style:style>
    <style:style style:name="T45" style:family="text">
      <style:text-properties officeooo:rsid="00dadb62"/>
    </style:style>
    <style:style style:name="T46" style:family="text">
      <style:text-properties officeooo:rsid="00dcc9bd"/>
    </style:style>
    <style:style style:name="T47" style:family="text">
      <style:text-properties officeooo:rsid="00e5e6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 Δ</text:span><text:span text:style-name="T1">ΙΠΛΩΜΑΤΙΚΗΣ ΕΡΓΑΣΙΑ ΜΕ ΘΕΜΑ “</text:span><text:span text:style-name="T2">ΑΝΑΓΝΩΡΙΣΗ ΚΑΤΕΥΘΥΝΣΗΣ ΒΛΕΜΜΑΤΟΣ ΜΕ ΧΡΗΣΗ ΚΑΜΕΡΩΝ ΧΑΜΗΛΟΥ ΚΟΣΤΟΥΣ”- “</text:span><text:span text:style-name="T4">Gaze estimation algorithms using low cost cameras” -</text:span><text:span text:style-name="T2"> </text:span><text:span text:style-name="T3">Χρήστος Αξελός</text:span></text:p>
      <text:p text:style-name="P1"/>
      <text:p text:style-name="P3"/>
      <text:p text:style-name="P3">Abstract</text:p>
      <text:p text:style-name="P3"/>
      <text:p text:style-name="P8"><text:span text:style-name="T29">Deep learning and particularly neu</text:span>ral networks have <text:span text:style-name="T26">introduced a new point of view in problem solving.This new perspective has been heavily adopted in many applications used in daily life or industry. Gaze estimation applications belong to this category. In the research field of gaze estimation, neural networks have been introduced in early 2010s and since then, they continuously</text:span> <text:span text:style-name="T30">provide</text:span> <text:span text:style-name="T42">solutions that outperform the previous. </text:span><text:s/></text:p>
      <text:p text:style-name="P6"/>
      <text:p text:style-name="P10"><text:span text:style-name="T15">This thesis proposes a </text:span><text:span text:style-name="T23">neural network based </text:span><text:span text:style-name="T16">solution, using the</text:span><text:span text:style-name="T15"> </text:span><text:span text:style-name="T25">popular</text:span><text:span text:style-name="T15"> residual networks(</text:span><text:span text:style-name="T10">ResNets</text:span><text:span text:style-name="T15">),a novel architecture introduced in ILSVRC 2015. </text:span><text:span text:style-name="T17">They prove to achieve better accuracy than the previous proposed works based in neural network techniques. </text:span><text:span text:style-name="T18">Furthermore</text:span><text:span text:style-name="T17">, t</text:span><text:span text:style-name="T16">he</text:span><text:span text:style-name="T17">ir</text:span><text:span text:style-name="T16"> aim is </text:span><text:span text:style-name="T17">not only to outperform in laboratory conditions,but to be a practical solution </text:span><text:span text:style-name="T9">in the wild </text:span><text:span text:style-name="T17">and be capable to operate well without calibration techniques and regardless of the </text:span><text:span text:style-name="T21">user’s </text:span><text:span text:style-name="T17">facial characteristics. </text:span><text:span text:style-name="T18">Finally, this solution can </text:span><text:span text:style-name="T11">substitute </text:span><text:span text:style-name="T18">the use of expensive,special hardware by </text:span><text:span text:style-name="T11">approximating</text:span><text:span text:style-name="T18"> the performance of these devices. As a result, </text:span><text:span text:style-name="T19">reducing the production cost can make these applications accessible not only to specialized users,but to </text:span><text:span text:style-name="T20">the </text:span><text:span text:style-name="T22">everyone</text:span><text:span text:style-name="T19"> </text:span><text:span text:style-name="T22">who owns a </text:span><text:span text:style-name="T24">casual </text:span><text:span text:style-name="T22">laptop with a web camera.</text:span></text:p>
      <text:p text:style-name="P5"/>
      <text:p text:style-name="P11"><text:span text:style-name="T31">1. </text:span>Introduction</text:p>
      <text:p text:style-name="P9"/>
      <text:p text:style-name="P12"><text:span text:style-name="T31">1.1 Gaze estimation problem</text:span></text:p>
      <text:p text:style-name="P12"/>
      <text:p text:style-name="P17">Gaze estimation is defined as the process of estimating the direction <text:span text:style-name="T40">of</text:span> where someone looks. <text:span text:style-name="T33">It has several applications in human-computer interaction, in virtual reality, game industry and in attention analysis. In order to track human eye, a camera-based application is needed.</text:span></text:p>
      <text:p text:style-name="P19"/>
      <text:p text:style-name="P19"><text:span text:style-name="T34">As it is described in [2], g</text:span>aze estimators <text:span text:style-name="T34">can be classified </text:span>into two big categories, depending on where the camera is located <text:span text:style-name="T41">in</text:span> space. <text:span text:style-name="T34">The first category contains the </text:span><text:span text:style-name="T12">near-eye</text:span><text:span text:style-name="T34"> cameras, which are attached on head-mounted devices. This technique is preferred in virtual reality devices. The second category is the </text:span><text:span text:style-name="T12">remote image</text:span><text:span text:style-name="T34"> scenario, where images are taken from a camera which is located in a fixed point. For example, the laptop’s web camera. The images taken in this case usually have lower resolution than the corresponding in near-eye cameras scenario, due to the increased distance between the lens and the eyes. However, the user is not obliged to wear that pair of lens. In the following thesis, we are focusing on the </text:span><text:span text:style-name="T12">remote image </text:span><text:span text:style-name="T43">scenario, demonstrating the system’s accuracy using a laptop’s camera.</text:span></text:p>
      <text:p text:style-name="P20"/>
      <text:p text:style-name="P21">Another important <text:span text:style-name="T35">criterion</text:span> between gaze estimators <text:span text:style-name="T36">is </text:span>the usage or not of <text:span text:style-name="T5">person-specific </text:span>camera calibration. <text:span text:style-name="T36">Calibrating the</text:span><text:span text:style-name="T13"> </text:span><text:span text:style-name="T36">intrinsic and extrinsic camera characteristics per person can increase the performance, however it requires a lot of time when we are dealing with devices that are often used by multiple users and trying to identify and separate users can increase the complexity a lot. For that reason, we follow the </text:span><text:span text:style-name="T13">non-calibration</text:span><text:span text:style-name="T36"> approach, we approximate and keep constant the intrinsic,extrinsic camera characteristics in order to avoid the above difficulties. <text:s text:c="2"/></text:span></text:p>
      <text:p text:style-name="P23"/>
      <text:p text:style-name="P23"><text:soft-page-break/>Finally, we d<text:span text:style-name="T37">i</text:span>scriminate gaze estimators <text:span text:style-name="T38">into</text:span> <text:span text:style-name="T38">another </text:span>two categories. The gaze estimators that use <text:span text:style-name="T5">special hardware</text:span> for tracking eye activity and those who don’t. <text:span text:style-name="T39">The first category makes use of devices that are attached to the head,such as glasses,VR headsets or devices that are attached in a monitor and track your eye movement from some distance. They achieve high accuracy, since they have special hardware for processing and possess high resolution camera or are located closely to the eyes. However, the high price of this hardware can be considered deterrent to the average user or to a small enterprise. The second category avoids the use of external,special hardware and uses only the build-in resourses of a device. Obviously, in this scenario the accuracy is lower, since we don’t have access in these high performance devices. However, the continuous progress in the field of computer vision and AI has given us the perspective to find great solutions that don’t need expensive equipment. Within the thesis, we are not going to use any external,special hardware and we are following the second approach. <text:s/></text:span></text:p>
      <text:p text:style-name="P24"/>
      <text:p text:style-name="P25">Since deep-learning <text:span text:style-name="T46">based</text:span> <text:span text:style-name="T45">solutions</text:span> ha<text:span text:style-name="T45">ve</text:span> been used to solve gaze estimation problems, <text:span text:style-name="T44">a rapid increase in accuracy has been observed. Neural networks outperform the previous proposed methods, have achieved close approximations to special-hardware performances and provide a huge perspective for present and future work. Recognizing the power and potential of neural networks, this thesis provides a solution based on state-of-the-art neural network architectures, in order to improve gaze estimations. <text:s text:c="2"/></text:span><text:s text:c="2"/></text:p>
      <text:p text:style-name="P22"/>
      <text:p text:style-name="P22"/>
      <text:p text:style-name="P14"><text:span text:style-name="T31">1.2 Our approach</text:span></text:p>
      <text:p text:style-name="P18"/>
      <text:p text:style-name="P26">We propose the use of residual networks(ResNets), a convolutional network variant, which makes use of . Specifically, we show that <text:span text:style-name="T14">resnet-6</text:span><text:span text:style-name="T47"> network using basic block can reduce test angle error to </text:span><text:span text:style-name="T14">4.6 degrees</text:span><text:span text:style-name="T47">, . </text:span><text:s/></text:p>
      <text:p text:style-name="P18"/>
      <text:p text:style-name="P18"/>
      <text:p text:style-name="P18"/>
      <text:p text:style-name="P16"/>
      <text:p text:style-name="P16"><text:span text:style-name="T27">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7"> and </text:span><text:span text:style-name="T8">deep learning techniques</text:span><text:span text:style-name="T27"> can approximate the high accuracy of tracking devices that observe human activity. Particularly high accuracy achieve the </text:span><text:span text:style-name="T8">neural network</text:span><text:span text:style-name="T27"> approaches, which seem to </text:span><text:span text:style-name="T8">outperform </text:span><text:span text:style-name="T27">almost all the previous methods, providing simultaneously a huge potential for present and future work. <text:s text:c="4"/></text:span></text:p>
      <text:p text:style-name="P13"/>
      <text:p text:style-name="P13"/>
      <text:p text:style-name="P12"/>
      <text:p text:style-name="P13"><text:span text:style-name="T31">1.3 Thesis contributions</text:span></text:p>
      <text:p text:style-name="P13"/>
      <text:p text:style-name="P15">1.4 <text:span text:style-name="T32">Thesis structure</text:span></text:p>
      <text:p text:style-name="P15"/>
      <text:p text:style-name="P15"/>
      <text:p text:style-name="P8"><text:span text:style-name="T26">This new perspective <text:s/>can help us face a problem in a more </text:span><text:span text:style-name="T6">abstract</text:span><text:span text:style-name="T26"> way,hiding the problem’s complexity. Instead of trying to think complicate models that require </text:span><text:span text:style-name="T6">problem-specific</text:span><text:span text:style-name="T26"> solutions,we can only learn </text:span><text:span text:style-name="T6">mappings</text:span><text:span text:style-name="T26"> between inputs and outputs,by taking advantage of the neural network’s ability as great mathematical </text:span><text:span text:style-name="T5">function </text:span><text:span text:style-name="T7">approximators</text:span>. <text:span text:style-name="T28">In the field of gaze estimation, they have been </text:span><text:soft-page-break/><text:span text:style-name="T28">introduced in early 2010s and since then, they continue </text:span>to be a reliable way of solving problems <text:span text:style-name="T28">which were considered to be </text:span>difficult to solve.</text:p>
      <text:p text:style-name="P8"/>
      <text:p text:style-name="P7"><text:span text:style-name="T27">Nowadays, there is a rapidly increasing number of applications that require </text:span><text:span text:style-name="T8">high accuracy</text:span><text:span text:style-name="T27">. This high performance often requires special devices and hardware. However, this equipment involves </text:span><text:span text:style-name="T8">high cost</text:span><text:span text:style-name="T27">,due to the fact that the number of manufacturers in this field is slightly low.As a result, tracking systems <text:s/>can be considered </text:span><text:span text:style-name="T8">deterrent</text:span><text:span text:style-name="T27"> to the average user or to a small enterprise. This creates a huge </text:span><text:span text:style-name="T8">need</text:span><text:span text:style-name="T27"> to enhance existing solutions or to do research for better ones. Gaze estimation belongs to that category of problems. </text:span></text:p>
      <text:p text:style-name="P7"/>
      <text:p text:style-name="P7"><text:span text:style-name="T27">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7"> and </text:span><text:span text:style-name="T8">deep learning techniques</text:span><text:span text:style-name="T27"> can approximate the high accuracy of tracking devices that observe human activity. Particularly high accuracy achieve the </text:span><text:span text:style-name="T8">neural network</text:span><text:span text:style-name="T27"> approaches, which seem to </text:span><text:span text:style-name="T8">outperform </text:span><text:span text:style-name="T27">almost all the previous methods, providing simultaneously a huge potential for present and future work. <text:s text:c="4"/></text:span></text:p>
      <text:p text:style-name="P9"><text:s text:c="2"/></text:p>
      <text:p text:style-name="P3"/>
      <text:p text:style-name="P3">Acknowledgements</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17:37.179595653</meta:creation-date>
    <dc:date>2019-10-03T09:54:00.319522956</dc:date>
    <meta:editing-duration>P1DT21H46M56S</meta:editing-duration>
    <meta:editing-cycles>189</meta:editing-cycles>
    <meta:generator>LibreOffice/5.1.6.2$Linux_X86_64 LibreOffice_project/10m0$Build-2</meta:generator>
    <meta:document-statistic meta:table-count="0" meta:image-count="0" meta:object-count="0" meta:page-count="3" meta:paragraph-count="21" meta:word-count="1133" meta:character-count="7591" meta:non-whitespace-character-count="6447"/>
  </office:meta>
</office:document-meta>
</file>